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1c2e"/>
    </style:style>
    <style:style style:name="P2" style:family="paragraph" style:parent-style-name="Standard">
      <style:text-properties officeooo:rsid="001f1c2e" officeooo:paragraph-rsid="001f1c2e"/>
    </style:style>
    <style:style style:name="P3" style:family="paragraph" style:parent-style-name="Standard">
      <style:text-properties officeooo:paragraph-rsid="001fd2e4"/>
    </style:style>
    <style:style style:name="P4" style:family="paragraph" style:parent-style-name="Standard">
      <style:text-properties officeooo:paragraph-rsid="0021a3c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1c2e" style:font-size-asian="14pt" style:font-size-complex="14pt"/>
    </style:style>
    <style:style style:name="T3" style:family="text">
      <style:text-properties fo:font-size="14pt" officeooo:rsid="0021a3c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text:span text:style-name="T1"><text:s/>第四章作业-</text:span><text:span text:style-name="T2">1120310719-魏延杰</text:span></text:p>
      <text:p text:style-name="P3"><text:span text:style-name="T2">1. 已知图的邻接矩阵表示,求其邻接表表示;或相反。</text:span></text:p>
      <text:p text:style-name="P3"><text:span text:style-name="T2"><text:s text:c="4"/></text:span></text:p>
      <text:p text:style-name="P1"><text:span text:style-name="T2"><text:s text:c="3"/></text:span></text:p>
      <text:p text:style-name="P2"><text:span text:style-name="T1">2. 已知有向图的正邻接表表示,求其逆邻接表表示;或相反。</text:span></text:p>
      <text:p text:style-name="P2"><text:span text:style-name="T1">3. 分别以邻接矩阵和邻接表作为存储结构,设计算法计算有向图中入度/出度</text:span></text:p>
      <text:p text:style-name="P2"><text:span text:style-name="T1">为零的顶点个数。</text:span></text:p>
      <text:p text:style-name="P2"><text:span text:style-name="T1">4. 基于深度优先搜索/广度优先搜索编写算法,判断以邻接表/邻接矩阵存储的</text:span></text:p>
      <text:p text:style-name="P2"><text:span text:style-name="T1">有向图中是否存在由顶点 vi 到顶点 vj 的路径(i≠j)。</text:span></text:p>
      <text:p text:style-name="P2"><text:span text:style-name="T1">5. 采用邻接矩阵和邻接表存储结构,实现 Prim 或 Kruskal 算法。</text:span></text:p>
      <text:p text:style-name="P2"><text:span text:style-name="T1">6.实现关键路径问题的算法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w </meta:initial-creator>
    <meta:creation-date>2013-12-07T20:16:37.138742017</meta:creation-date>
    <dc:date>2013-12-07T23:31:04.665099132</dc:date>
    <dc:creator>rw </dc:creator>
    <meta:editing-duration>PT2H13M56S</meta:editing-duration>
    <meta:editing-cycles>1</meta:editing-cycles>
    <meta:document-statistic meta:table-count="0" meta:image-count="0" meta:object-count="0" meta:page-count="1" meta:paragraph-count="11" meta:word-count="195" meta:character-count="278" meta:non-whitespace-character-count="227"/>
    <meta:generator>LibreOffice/4.1.2.3$Linux_x86 LibreOffice_project/410m0$Build-3</meta:generator>
  </office:meta>
</office:document-meta>
</file>